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R</text:p>
          </table:table-cell>
          <table:table-cell table:number-columns-repeated="3"/>
          <table:table-cell table:style-name="ce1" office:value-type="string" calcext:value-type="string">
            <text:p>Total / Disp</text:p>
          </table:table-cell>
          <table:table-cell table:style-name="ce1" office:value-type="string" calcext:value-type="string">
            <text:p>Asient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5.73" calcext:value-type="float">
            <text:p>5.73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.73" calcext:value-type="float">
            <text:p>5.7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" calcext:value-type="float">
            <text:p>3</text:p>
          </table:table-cell>
          <table:table-cell/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Baterí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3" calcext:value-type="float">
            <text:p>3</text:p>
          </table:table-cell>
          <table:table-cell/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ub</text:p>
          </table:table-cell>
          <table:table-cell table:style-name="ce1" table:formula="of:=SUM([.D2:.D3])" office:value-type="float" office:value="8.73" calcext:value-type="float">
            <text:p>8.73</text:p>
          </table:table-cell>
          <table:table-cell table:style-name="ce1" table:formula="of:=[.D5]+[.D22]" office:value-type="float" office:value="52.39" calcext:value-type="float">
            <text:p>52.39</text:p>
          </table:table-cell>
          <table:table-cell table:style-name="ce1" table:formula="of:=[.F2]*[.D5]+[.D22]" office:value-type="float" office:value="279.37" calcext:value-type="float">
            <text:p>279.37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Ultrasound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5.76" calcext:value-type="float">
            <text:p>5.76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.76" calcext:value-type="float">
            <text:p>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Fi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.4" calcext:value-type="float">
            <text:p>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trasound</text:p>
          </table:table-cell>
          <table:table-cell office:value-type="float" office:value="1.61" calcext:value-type="float">
            <text:p>1.61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3.22" calcext:value-type="float">
            <text:p>3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erí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ub</text:p>
          </table:table-cell>
          <table:table-cell table:style-name="ce1" table:formula="of:=SUM([.D7:.D10])" office:value-type="float" office:value="20.38" calcext:value-type="float">
            <text:p>20.38</text:p>
          </table:table-cell>
          <table:table-cell table:style-name="ce1" table:formula="of:=[.D11]+[.D22]" office:value-type="float" office:value="64.04" calcext:value-type="float">
            <text:p>64.04</text:p>
          </table:table-cell>
          <table:table-cell table:style-name="ce1" table:formula="of:=[.F2]*[.D11]+[.D22]" office:value-type="float" office:value="593.92" calcext:value-type="float">
            <text:p>593.92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rasound</text:p>
          </table:table-cell>
          <table:table-cell office:value-type="float" office:value="1.61" calcext:value-type="float">
            <text:p>1.61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float" office:value="3.22" calcext:value-type="float">
            <text:p>3.2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ub</text:p>
          </table:table-cell>
          <table:table-cell table:style-name="ce1" table:formula="of:=SUM([.D13])" office:value-type="float" office:value="3.22" calcext:value-type="float">
            <text:p>3.22</text:p>
          </table:table-cell>
          <table:table-cell table:style-name="ce1" table:formula="of:=[.D14]+[.D22]" office:value-type="float" office:value="46.88" calcext:value-type="float">
            <text:p>46.88</text:p>
          </table:table-cell>
          <table:table-cell table:style-name="ce1" table:formula="of:=[.F2]*[.D14]+[.D22]" office:value-type="float" office:value="130.6" calcext:value-type="float">
            <text:p>130.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ster</text:p>
          </table:table-cell>
          <table:table-cell/>
          <table:table-cell table:style-name="ce1" table:number-columns-repeated="1022"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5.76" calcext:value-type="float">
            <text:p>5.76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5.76" calcext:value-type="float">
            <text:p>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Fi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8.4" calcext:value-type="float">
            <text:p>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lerómetro</text:p>
          </table:table-cell>
          <table:table-cell office:value-type="float" office:value="4.75" calcext:value-type="float">
            <text:p>4.75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4.75" calcext:value-type="float">
            <text:p>4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erí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ingencia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float" office:value="3.75" calcext:value-type="float">
            <text:p>3.7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ub</text:p>
          </table:table-cell>
          <table:table-cell table:style-name="ce1" table:formula="of:=SUM([.D16:.D21])" office:value-type="float" office:value="43.66" calcext:value-type="float">
            <text:p>43.66</text:p>
          </table:table-cell>
          <table:table-cell table:number-columns-repeated="1020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ultrsnd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float" office:value="2" calcext:value-type="float">
            <text:p>2</text:p>
          </table:table-cell>
          <table:table-cell table:formula="of:=[.C1]*[.B1]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snd pins</text:p>
          </table:table-cell>
          <table:table-cell table:formula="of:=8/16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[.C2]*[.B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l</text:p>
          </table:table-cell>
          <table:table-cell table:formula="of:=9.5/16" office:value-type="float" office:value="0.59375" calcext:value-type="float">
            <text:p>0.59375</text:p>
          </table:table-cell>
          <table:table-cell office:value-type="float" office:value="1" calcext:value-type="float">
            <text:p>1</text:p>
          </table:table-cell>
          <table:table-cell table:formula="of:=[.C3]*[.B3]" office:value-type="float" office:value="0.59375" calcext:value-type="float">
            <text:p>0.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uino</text:p>
          </table:table-cell>
          <table:table-cell table:formula="of:=4+2/16"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table:formula="of:=[.C4]*[.B4]" office:value-type="float" office:value="4.125" calcext:value-type="float">
            <text:p>4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Fi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5]*[.B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between</text:p>
          </table:table-cell>
          <table:table-cell table:formula="of:=6/16" office:value-type="float" office:value="0.375" calcext:value-type="float">
            <text:p>0.375</text:p>
          </table:table-cell>
          <table:table-cell office:value-type="float" office:value="6" calcext:value-type="float">
            <text:p>6</text:p>
          </table:table-cell>
          <table:table-cell table:formula="of:=[.C6]*[.B6]"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1:.D6])" office:value-type="float" office:value="10.71875" calcext:value-type="float">
            <text:p>10.71875</text:p>
          </table:table-cell>
          <table:table-cell table:number-columns-repeated="2"/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cimal Inch</text:p>
          </table:table-cell>
          <table:table-cell office:value-type="string" calcext:value-type="string">
            <text:p>Centimeters</text:p>
          </table:table-cell>
          <table:table-cell table:number-columns-repeated="2"/>
        </table:table-row>
        <table:table-row table:style-name="ro1">
          <table:table-cell office:value-type="float" office:value="10.71875" calcext:value-type="float">
            <text:p>10.71875</text:p>
          </table:table-cell>
          <table:table-cell office:value-type="float" office:value="0" calcext:value-type="float">
            <text:p>0</text:p>
          </table:table-cell>
          <table:table-cell table:style-name="ce4" table:formula="of:=[.A18]+[.B18]/[.B19]" office:value-type="float" office:value="10.71875" calcext:value-type="float">
            <text:p>10.71875</text:p>
          </table:table-cell>
          <table:table-cell table:style-name="ce5" table:formula="of:=[.C18]*2.54" office:value-type="float" office:value="27.225625" calcext:value-type="float">
            <text:p>27.225625</text:p>
          </table:table-cell>
          <table:table-cell office:value-type="float" office:value="5.715" calcext:value-type="float">
            <text:p>5.715</text:p>
          </table:table-cell>
          <table:table-cell table:formula="of:=[.D18]-[.E18]" office:value-type="float" office:value="21.510625" calcext:value-type="float">
            <text:p>21.5106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07:41:06.483703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7:29:35.375148502</meta:creation-date>
    <dc:date>2017-08-19T09:36:07.110467116</dc:date>
    <meta:editing-duration>PT2H32M7S</meta:editing-duration>
    <meta:editing-cycles>5</meta:editing-cycles>
    <meta:generator>LibreOffice/5.3.5.2$Linux_X86_64 LibreOffice_project/30m0$Build-2</meta:generator>
    <meta:document-statistic meta:table-count="2" meta:cell-count="111" meta:object-count="0"/>
  </office:meta>
</office:document-meta>
</file>